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79cm"/>
    </style:style>
    <style:style style:name="co3" style:family="table-column">
      <style:table-column-properties fo:break-before="auto" style:column-width="11.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ackground-color="#ffb515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ackground-color="#ff0000"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3" table:default-cell-style-name="Default"/>
        <table:table-column table:style-name="co1" table:default-cell-style-name="Default"/>
        <table:table-row table:style-name="ro1" table:number-rows-repeated="3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Board-Nr.</text:p>
          </table:table-cell>
          <table:table-cell table:style-name="ce1" office:value-type="string">
            <text:p>Programmiert ?</text:p>
          </table:table-cell>
          <table:table-cell table:style-name="ce1" office:value-type="string">
            <text:p>Getestet ?</text:p>
          </table:table-cell>
          <table:table-cell table:style-name="ce1" office:value-type="string">
            <text:p>Fehlende Bauteile</text:p>
          </table:table-cell>
          <table:table-cell table:style-name="ce2" office:value-type="string">
            <text:p>Status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nein</text:p>
          </table:table-cell>
          <table:table-cell office:value-type="string">
            <text:p>nein</text:p>
          </table:table-cell>
          <table:table-cell table:style-name="ce2" office:value-type="string">
            <text:p>2 Spule, 1,8 Reg, Wid.LED</text:p>
          </table:table-cell>
          <table:table-cell table:style-name="ce5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string">
            <text:p>ja</text:p>
          </table:table-cell>
          <table:table-cell office:value-type="string">
            <text:p>nein</text:p>
          </table:table-cell>
          <table:table-cell table:style-name="ce2" office:value-type="string">
            <text:p>1,8 Reg, Wid.-LED</text:p>
          </table:table-cell>
          <table:table-cell table:style-name="ce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string">
            <text:p>nein</text:p>
          </table:table-cell>
          <table:table-cell office:value-type="string">
            <text:p>nein</text:p>
          </table:table-cell>
          <table:table-cell table:style-name="ce2" office:value-type="string">
            <text:p>1 Spule, 1,8 Reg. Wid.-LED</text:p>
          </table:table-cell>
          <table:table-cell table:style-name="ce5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string">
            <text:p>nein</text:p>
          </table:table-cell>
          <table:table-cell office:value-type="string">
            <text:p>nein</text:p>
          </table:table-cell>
          <table:table-cell table:style-name="ce2" office:value-type="string">
            <text:p>1 Spule, 1,8 Reg. Wid.-LED</text:p>
          </table:table-cell>
          <table:table-cell table:style-name="ce5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string">
            <text:p>ja</text:p>
          </table:table-cell>
          <table:table-cell office:value-type="string">
            <text:p>nein</text:p>
          </table:table-cell>
          <table:table-cell table:style-name="ce2" office:value-type="string">
            <text:p>1,8 Reg. Wid.-LED</text:p>
          </table:table-cell>
          <table:table-cell table:style-name="ce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nein</text:p>
          </table:table-cell>
          <table:table-cell office:value-type="string">
            <text:p>nein</text:p>
          </table:table-cell>
          <table:table-cell table:style-name="ce2" office:value-type="string">
            <text:p>1 Spule, 1,8 Reg. Wid.-LED</text:p>
          </table:table-cell>
          <table:table-cell table:style-name="ce5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string">
            <text:p>nein</text:p>
          </table:table-cell>
          <table:table-cell office:value-type="string">
            <text:p>nein</text:p>
          </table:table-cell>
          <table:table-cell table:style-name="ce2" office:value-type="string">
            <text:p>1 Spule, 1,8 Reg. Wid.-LED</text:p>
          </table:table-cell>
          <table:table-cell table:style-name="ce5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table:style-name="ce1" office:value-type="string">
            <text:p>Vorgehen:</text:p>
          </table:table-cell>
          <table:table-cell table:style-name="ce7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style-name="ce2" office:value-type="string">
            <text:p>Bauteile bestellen</text:p>
          </table:table-cell>
          <table:table-cell table:style-name="ce7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style-name="ce2" office:value-type="string">
            <text:p>Beschreibung</text:p>
          </table:table-cell>
          <table:table-cell table:style-name="ce7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style-name="ce2" office:value-type="string">
            <text:p>Bauteile montieren</text:p>
          </table:table-cell>
          <table:table-cell table:style-name="ce7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style-name="ce2" office:value-type="string">
            <text:p>programmieren</text:p>
          </table:table-cell>
          <table:table-cell table:style-name="ce7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2" office:value-type="string">
            <text:p>testen</text:p>
          </table:table-cell>
          <table:table-cell table:style-name="ce7"/>
        </table:table-row>
        <table:table-row table:style-name="ro1" table:number-rows-repeated="7"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1">31.05.2012</text:date>, <text:time>18:33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as Schumann</meta:initial-creator>
    <meta:creation-date>2012-05-31T18:23:34</meta:creation-date>
    <dc:date>2012-05-31T18:33:51</dc:date>
    <dc:creator>Andreas Schumann</dc:creator>
    <meta:editing-duration>PT00H10M17S</meta:editing-duration>
    <meta:editing-cycles>2</meta:editing-cycles>
    <meta:generator>OpenOffice.org/3.2$Linux OpenOffice.org_project/320m19$Build-9505</meta:generator>
    <meta:document-statistic meta:table-count="3" meta:cell-count="44" meta:object-count="0"/>
  </office:meta>
</office:document-meta>
</file>